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22A89D80A641002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9.59cm" svg:height="12.243cm" draw:z-index="0"><draw:image xlink:href="Pictures/10000001000005A00000038422A89D80A64100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9:48:21.905189444</meta:creation-date>
    <dc:date>2024-01-26T19:48:48.207345471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